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382in" fo:margin-left="0.0035in" fo:margin-top="0in" fo:margin-bottom="0in" table:align="left" style:writing-mode="lr-tb"/>
    </style:style>
    <style:style style:name="Table1.A" style:family="table-column">
      <style:table-column-properties style:column-width="0.6646in"/>
    </style:style>
    <style:style style:name="Table1.B" style:family="table-column">
      <style:table-column-properties style:column-width="2.5389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061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2563in" fo:keep-together="auto"/>
    </style:style>
    <style:style style:name="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fo:language="es" fo:country="CO" officeooo:rsid="000de21b" officeooo:paragraph-rsid="000e73f9" style:language-asian="zxx" style:country-asian="none" style:language-complex="zxx" style:country-complex="none"/>
    </style:style>
    <style:style style:name="P6" style:family="paragraph" style:parent-style-name="Standard">
      <style:text-properties fo:language="es" fo:country="CO" officeooo:rsid="000de21b" officeooo:paragraph-rsid="001949cd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es" fo:country="CO" officeooo:rsid="000f74cd" officeooo:paragraph-rsid="000f74cd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es" fo:country="CO" officeooo:rsid="000f74cd" officeooo:paragraph-rsid="001cb5bd" style:language-asian="zxx" style:country-asian="none" style:language-complex="zxx" style:country-complex="none"/>
    </style:style>
    <style:style style:name="P10" style:family="paragraph" style:parent-style-name="Standard">
      <style:text-properties fo:language="es" fo:country="CO" officeooo:rsid="001b3432" officeooo:paragraph-rsid="001b3432" style:language-asian="zxx" style:country-asian="none" style:language-complex="zxx" style:country-complex="none"/>
    </style:style>
    <style:style style:name="P11" style:family="paragraph" style:parent-style-name="Standard">
      <style:text-properties fo:language="es" fo:country="CO" officeooo:rsid="001b3432" officeooo:paragraph-rsid="001e074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0de21b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es" fo:country="CO" fo:font-weight="bold" officeooo:rsid="001b3432" officeooo:paragraph-rsid="001e0749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es" fo:country="CO" fo:font-weight="normal" officeooo:rsid="001b3432" officeooo:paragraph-rsid="001b3432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es" fo:country="CO" officeooo:rsid="001e0749" officeooo:paragraph-rsid="001e0749" style:language-asian="zxx" style:country-asian="none" style:language-complex="zxx" style:country-complex="none"/>
    </style:style>
    <style:style style:name="P16" style:family="paragraph" style:parent-style-name="Standard" style:list-style-name="L1">
      <style:text-properties fo:language="es" fo:country="CO" officeooo:rsid="001e0749" officeooo:paragraph-rsid="001e0749" style:language-asian="zxx" style:country-asian="none" style:language-complex="zxx" style:country-complex="none"/>
    </style:style>
    <style:style style:name="P17" style:family="paragraph" style:parent-style-name="Standard" style:list-style-name="L1">
      <style:text-properties fo:language="es" fo:country="CO" officeooo:rsid="001e0749" officeooo:paragraph-rsid="00262632" style:language-asian="zxx" style:country-asian="none" style:language-complex="zxx" style:country-complex="none"/>
    </style:style>
    <style:style style:name="P18" style:family="paragraph" style:parent-style-name="Standard">
      <style:text-properties fo:language="es" fo:country="CO" officeooo:rsid="001e0749" officeooo:paragraph-rsid="00262632" style:language-asian="zxx" style:country-asian="none" style:language-complex="zxx" style:country-complex="none"/>
    </style:style>
    <style:style style:name="P19" style:family="paragraph" style:parent-style-name="Standard">
      <style:text-properties fo:language="es" fo:country="CO" officeooo:rsid="000f74cd" officeooo:paragraph-rsid="001e0749" style:language-asian="zxx" style:country-asian="none" style:language-complex="zxx" style:country-complex="none"/>
    </style:style>
    <style:style style:name="P20" style:family="paragraph" style:parent-style-name="Standard">
      <style:text-properties fo:language="es" fo:country="CO" officeooo:rsid="000f74cd" officeooo:paragraph-rsid="00262632" style:language-asian="zxx" style:country-asian="none" style:language-complex="zxx" style:country-complex="none"/>
    </style:style>
    <style:style style:name="P21" style:family="paragraph" style:parent-style-name="Standard">
      <style:text-properties fo:language="es" fo:country="CO" officeooo:rsid="001b3432" officeooo:paragraph-rsid="0023c29b" style:language-asian="zxx" style:country-asian="none" style:language-complex="zxx" style:country-complex="none"/>
    </style:style>
    <style:style style:name="P22" style:family="paragraph" style:parent-style-name="Standard">
      <style:text-properties fo:language="es" fo:country="CO" officeooo:rsid="001b3432" officeooo:paragraph-rsid="0024c7c6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CO" officeooo:rsid="001b3432" officeooo:paragraph-rsid="00262632" style:language-asian="zxx" style:country-asian="none" style:language-complex="zxx" style:country-complex="none"/>
    </style:style>
    <style:style style:name="P24" style:family="paragraph" style:parent-style-name="Standard">
      <style:text-properties fo:language="es" fo:country="CO" officeooo:rsid="000de21b" officeooo:paragraph-rsid="0023c29b" style:language-asian="zxx" style:country-asian="none" style:language-complex="zxx" style:country-complex="none"/>
    </style:style>
    <style:style style:name="P25" style:family="paragraph" style:parent-style-name="Standard">
      <style:text-properties fo:language="es" fo:country="CO" officeooo:rsid="0024c7c6" officeooo:paragraph-rsid="0024c7c6" style:language-asian="zxx" style:country-asian="none" style:language-complex="zxx" style:country-complex="none"/>
    </style:style>
    <style:style style:name="P26" style:family="paragraph" style:parent-style-name="Standard">
      <style:text-properties fo:language="es" fo:country="CO" officeooo:rsid="000fcfc2" officeooo:paragraph-rsid="0024c7c6" style:language-asian="zxx" style:country-asian="none" style:language-complex="zxx" style:country-complex="none"/>
    </style:style>
    <style:style style:name="P27" style:family="paragraph" style:parent-style-name="Standard">
      <style:text-properties fo:language="es" fo:country="CO" officeooo:rsid="000fcfc2" officeooo:paragraph-rsid="00262632" style:language-asian="zxx" style:country-asian="none" style:language-complex="zxx" style:country-complex="none"/>
    </style:style>
    <style:style style:name="P28" style:family="paragraph" style:parent-style-name="Standard">
      <style:paragraph-properties fo:text-align="justify" style:justify-single-word="false"/>
      <style:text-properties fo:language="es" fo:country="CO" fo:font-weight="bold" officeooo:rsid="000e73f9" officeooo:paragraph-rsid="000e73f9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s" fo:country="CO" fo:font-weight="bold" officeooo:rsid="000f74cd" officeooo:paragraph-rsid="000f74cd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fo:language="es" fo:country="CO" fo:font-weight="bold" officeooo:rsid="001b3432" officeooo:paragraph-rsid="001b3432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text-properties fo:language="es" fo:country="CO" fo:font-weight="bold" officeooo:rsid="001b3432" officeooo:paragraph-rsid="0023c29b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text-properties fo:language="es" fo:country="CO" fo:font-weight="bold" officeooo:rsid="001b3432" officeooo:paragraph-rsid="0024c7c6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>
      <style:text-properties fo:language="es" fo:country="CO" fo:font-weight="normal" officeooo:rsid="001b3432" officeooo:paragraph-rsid="0023c29b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margin-top="0.1665in" fo:margin-bottom="0.1665in" style:contextual-spacing="false"/>
      <style:text-properties officeooo:paragraph-rsid="00176d51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rsid="00176d51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38" style:family="paragraph" style:parent-style-name="Standard" style:list-style-name="L1">
      <style:text-properties fo:color="#c9211e" loext:opacity="100%" officeooo:paragraph-rsid="00262632"/>
    </style:style>
    <style:style style:name="P39" style:family="paragraph" style:parent-style-name="Standard" style:list-style-name="L1">
      <style:text-properties fo:color="#c9211e" loext:opacity="100%" officeooo:paragraph-rsid="001e0749"/>
    </style:style>
    <style:style style:name="T1" style:family="text">
      <style:text-properties officeooo:rsid="00176d51"/>
    </style:style>
    <style:style style:name="T2" style:family="text">
      <style:text-properties officeooo:rsid="000f74cd"/>
    </style:style>
    <style:style style:name="T3" style:family="text">
      <style:text-properties officeooo:rsid="000fcfc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cfc2" style:font-style-asian="italic" style:font-style-complex="italic"/>
    </style:style>
    <style:style style:name="T6" style:family="text">
      <style:text-properties fo:font-style="italic" officeooo:rsid="0024c7c6" style:font-style-asian="italic" style:font-style-complex="italic"/>
    </style:style>
    <style:style style:name="T7" style:family="text">
      <style:text-properties fo:font-style="italic" officeooo:rsid="00281246" style:font-style-asian="italic" style:font-style-complex="italic"/>
    </style:style>
    <style:style style:name="T8" style:family="text">
      <style:text-properties fo:font-style="italic" officeooo:rsid="0029ddad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e21b" style:font-weight-asian="bold" style:font-weight-complex="bold"/>
    </style:style>
    <style:style style:name="T11" style:family="text">
      <style:text-properties fo:font-weight="bold" officeooo:rsid="001949cd" style:font-weight-asian="bold" style:font-weight-complex="bold"/>
    </style:style>
    <style:style style:name="T12" style:family="text">
      <style:text-properties style:font-name-complex="Aptos1"/>
    </style:style>
    <style:style style:name="T13" style:family="text">
      <style:text-properties fo:language="es" fo:country="CO" officeooo:rsid="001b3432" style:language-asian="zxx" style:country-asian="none" style:language-complex="zxx" style:country-complex="none"/>
    </style:style>
    <style:style style:name="T14" style:family="text">
      <style:text-properties fo:language="es" fo:country="CO" officeooo:rsid="001e0749" style:language-asian="zxx" style:country-asian="none" style:language-complex="zxx" style:country-complex="none"/>
    </style:style>
    <style:style style:name="T15" style:family="text">
      <style:text-properties fo:language="es" fo:country="CO" fo:font-style="italic" officeooo:rsid="001e0749" style:language-asian="zxx" style:country-asian="none" style:font-style-asian="italic" style:language-complex="zxx" style:country-complex="none" style:font-style-complex="italic"/>
    </style:style>
    <style:style style:name="T16" style:family="text">
      <style:text-properties style:font-name="Liberation Serif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17" style:family="text">
      <style:text-properties style:font-name="Aptos" fo:font-size="12pt" fo:language="es" fo:country="ES" fo:font-weight="bold" style:font-name-asian="Aptos1" style:font-size-asian="12pt" style:font-weight-asian="bold" style:font-name-complex="Aptos1" style:font-size-complex="12pt" style:font-weight-complex="bold"/>
    </style:style>
    <style:style style:name="T18" style:family="text">
      <style:text-properties officeooo:rsid="0023c29b"/>
    </style:style>
    <style:style style:name="T19" style:family="text">
      <style:text-properties officeooo:rsid="0024c7c6"/>
    </style:style>
    <style:style style:name="T20" style:family="text">
      <style:text-properties officeooo:rsid="001b3432"/>
    </style:style>
    <style:style style:name="T21" style:family="text">
      <style:text-properties fo:font-style="normal" officeooo:rsid="0024c7c6" style:font-style-asian="normal" style:font-style-complex="normal"/>
    </style:style>
    <style:style style:name="T22" style:family="text">
      <style:text-properties officeooo:rsid="00281246"/>
    </style:style>
    <style:style style:name="T23" style:family="text">
      <style:text-properties officeooo:rsid="0029dda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">Laboratorio 1: Optimización Combinatoria y Asignación de Recursos</text:p>
      <text:p text:style-name="P4"/>
      <text:p text:style-name="P4"><text:span text:style-name="T9">Problema 1:</text:span> <text:span text:style-name="T9">Asignación de Tareas en un Equipo de Desarrollo Ágil</text:span></text:p>
      <text:p text:style-name="P34" loext:marker-style-name="T17"><text:span text:style-name="T16">1. Define las tareas disponibles y sus puntos de histori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 loext:marker-style-name="T17"><text:span text:style-name="T12"># Tarea</text:span></text:p>
          </table:table-cell>
          <table:table-cell table:style-name="Table1.B1" office:value-type="string">
            <text:p text:style-name="P36" loext:marker-style-name="T17">Tarea</text:p>
          </table:table-cell>
          <table:table-cell table:style-name="Table1.B1" office:value-type="string">
            <text:p text:style-name="P35" loext:marker-style-name="T17"><text:span text:style-name="T12">Puntos de historia</text:span></text:p>
          </table:table-cell>
          <table:table-cell table:style-name="Table1.B1" office:value-type="string">
            <text:p text:style-name="P35" loext:marker-style-name="T17"><text:span text:style-name="T12">Prioridad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1</text:span></text:p>
          </table:table-cell>
          <table:table-cell table:style-name="Table1.B1" office:value-type="string">
            <text:p text:style-name="P37" loext:marker-style-name="T17">Optimización de la API principal</text:p>
          </table:table-cell>
          <table:table-cell table:style-name="Table1.B1" office:value-type="string">
            <text:p text:style-name="P35" loext:marker-style-name="T17"><text:span text:style-name="T12">5</text:span></text:p>
          </table:table-cell>
          <table:table-cell table:style-name="Table1.B1" office:value-type="string">
            <text:p text:style-name="P35" loext:marker-style-name="T17"><text:span text:style-name="T12">Maxim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2</text:span></text:p>
          </table:table-cell>
          <table:table-cell table:style-name="Table1.B1" office:value-type="string">
            <text:p text:style-name="P37" loext:marker-style-name="T17">Revisión de interfaz de usuario</text:p>
          </table:table-cell>
          <table:table-cell table:style-name="Table1.B1" office:value-type="string">
            <text:p text:style-name="P35" loext:marker-style-name="T17"><text:span text:style-name="T12">3</text:span></text:p>
          </table:table-cell>
          <table:table-cell table:style-name="Table1.B1" office:value-type="string">
            <text:p text:style-name="P35" loext:marker-style-name="T17"><text:span text:style-name="T12">Media alt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3</text:span></text:p>
          </table:table-cell>
          <table:table-cell table:style-name="Table1.B1" office:value-type="string">
            <text:p text:style-name="P37" loext:marker-style-name="T17">Integración de sistema de pagos</text:p>
          </table:table-cell>
          <table:table-cell table:style-name="Table1.B1" office:value-type="string">
            <text:p text:style-name="P35" loext:marker-style-name="T17"><text:span text:style-name="T12">13</text:span></text:p>
          </table:table-cell>
          <table:table-cell table:style-name="Table1.B1" office:value-type="string">
            <text:p text:style-name="P35" loext:marker-style-name="T17"><text:span text:style-name="T12">Alt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4</text:span></text:p>
          </table:table-cell>
          <table:table-cell table:style-name="Table1.B1" office:value-type="string">
            <text:p text:style-name="P37" loext:marker-style-name="T17">Actualización de documentación técnica </text:p>
          </table:table-cell>
          <table:table-cell table:style-name="Table1.B1" office:value-type="string">
            <text:p text:style-name="P35" loext:marker-style-name="T17"><text:span text:style-name="T12">1</text:span></text:p>
          </table:table-cell>
          <table:table-cell table:style-name="Table1.B1" office:value-type="string">
            <text:p text:style-name="P35" loext:marker-style-name="T17"><text:span text:style-name="T12">Media baj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5</text:span></text:p>
          </table:table-cell>
          <table:table-cell table:style-name="Table1.B1" office:value-type="string">
            <text:p text:style-name="P37" loext:marker-style-name="T17">Desarrollo de pruebas unitarias extendidas</text:p>
          </table:table-cell>
          <table:table-cell table:style-name="Table1.B1" office:value-type="string">
            <text:p text:style-name="P35" loext:marker-style-name="T17"><text:span text:style-name="T12">21</text:span></text:p>
          </table:table-cell>
          <table:table-cell table:style-name="Table1.B1" office:value-type="string">
            <text:p text:style-name="P35" loext:marker-style-name="T17"><text:span text:style-name="T12">Minim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6</text:span></text:p>
          </table:table-cell>
          <table:table-cell table:style-name="Table1.B1" office:value-type="string">
            <text:p text:style-name="P37" loext:marker-style-name="T17">Mejora de la respuesta del servidor</text:p>
          </table:table-cell>
          <table:table-cell table:style-name="Table1.B1" office:value-type="string">
            <text:p text:style-name="P35" loext:marker-style-name="T17"><text:span text:style-name="T12">2</text:span></text:p>
          </table:table-cell>
          <table:table-cell table:style-name="Table1.B1" office:value-type="string">
            <text:p text:style-name="P35" loext:marker-style-name="T17"><text:span text:style-name="T12">Medi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7</text:span></text:p>
          </table:table-cell>
          <table:table-cell table:style-name="Table1.B1" office:value-type="string">
            <text:p text:style-name="P37" loext:marker-style-name="T17">Implementación de funciones de seguridad</text:p>
          </table:table-cell>
          <table:table-cell table:style-name="Table1.B1" office:value-type="string">
            <text:p text:style-name="P35" loext:marker-style-name="T17"><text:span text:style-name="T12">2</text:span></text:p>
          </table:table-cell>
          <table:table-cell table:style-name="Table1.B1" office:value-type="string">
            <text:p text:style-name="P35" loext:marker-style-name="T17"><text:span text:style-name="T12">Alt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8</text:span></text:p>
          </table:table-cell>
          <table:table-cell table:style-name="Table1.B1" office:value-type="string">
            <text:p text:style-name="P37" loext:marker-style-name="T17">Refactorización del código del módulo X</text:p>
          </table:table-cell>
          <table:table-cell table:style-name="Table1.B1" office:value-type="string">
            <text:p text:style-name="P35" loext:marker-style-name="T17"><text:span text:style-name="T12">5</text:span></text:p>
          </table:table-cell>
          <table:table-cell table:style-name="Table1.B1" office:value-type="string">
            <text:p text:style-name="P35" loext:marker-style-name="T17"><text:span text:style-name="T12">Medi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9</text:span></text:p>
          </table:table-cell>
          <table:table-cell table:style-name="Table1.B1" office:value-type="string">
            <text:p text:style-name="P37" loext:marker-style-name="T17">Optimización de la base de datos</text:p>
          </table:table-cell>
          <table:table-cell table:style-name="Table1.B1" office:value-type="string">
            <text:p text:style-name="P35" loext:marker-style-name="T17"><text:span text:style-name="T12">8</text:span></text:p>
          </table:table-cell>
          <table:table-cell table:style-name="Table1.B1" office:value-type="string">
            <text:p text:style-name="P35" loext:marker-style-name="T17"><text:span text:style-name="T12">baja</text:span></text:p>
          </table:table-cell>
        </table:table-row>
        <table:table-row table:style-name="Table1.1">
          <table:table-cell table:style-name="Table1.A1" office:value-type="string">
            <text:p text:style-name="P35" loext:marker-style-name="T17"><text:span text:style-name="T12">10</text:span></text:p>
          </table:table-cell>
          <table:table-cell table:style-name="Table1.B1" office:value-type="string">
            <text:p text:style-name="P37" loext:marker-style-name="T17">Creación de un nuevo servicio de microservicios</text:p>
          </table:table-cell>
          <table:table-cell table:style-name="Table1.B1" office:value-type="string">
            <text:p text:style-name="P35" loext:marker-style-name="T17"><text:span text:style-name="T12">13</text:span></text:p>
          </table:table-cell>
          <table:table-cell table:style-name="Table1.B1" office:value-type="string">
            <text:p text:style-name="P35" loext:marker-style-name="T17"><text:span text:style-name="T12">Maxima</text:span></text:p>
          </table:table-cell>
        </table:table-row>
        <table:table-row table:style-name="Table1.12">
          <table:table-cell table:style-name="Table1.A1" office:value-type="string">
            <text:p text:style-name="P35" loext:marker-style-name="T17"><text:span text:style-name="T12">12</text:span></text:p>
          </table:table-cell>
          <table:table-cell table:style-name="Table1.B1" office:value-type="string">
            <text:p text:style-name="P37" loext:marker-style-name="T17">Implementación de interfaz de administración</text:p>
          </table:table-cell>
          <table:table-cell table:style-name="Table1.B1" office:value-type="string">
            <text:p text:style-name="P35" loext:marker-style-name="T17"><text:span text:style-name="T12">21</text:span></text:p>
          </table:table-cell>
          <table:table-cell table:style-name="Table1.B1" office:value-type="string">
            <text:p text:style-name="P35" loext:marker-style-name="T17"><text:span text:style-name="T12">alta</text:span></text:p>
          </table:table-cell>
        </table:table-row>
      </table:table>
      <text:p text:style-name="P3"><text:span text:style-name="T10"/></text:p>
      <text:p text:style-name="P28">Datos del problema:</text:p>
      <text:p text:style-name="P3">4 programadores, 2 semanas.</text:p>
      <text:p text:style-name="P3">24 puntos de historia por programador → 96 puntos de historia máximos.</text:p>
      <text:p text:style-name="P3"/>
      <text:p text:style-name="P3">Maximiza la suma de las prioridades de las tareas completadas sin exceder la restricción de los puntos de historia.</text:p>
      <text:p text:style-name="P3"/>
      <text:p text:style-name="P29">Modelo matemático:</text:p>
      <text:p text:style-name="P8">Conjuntos: T = {tareas}, H = {puntos historia} &amp; P = {prioridades}</text:p>
      <text:p text:style-name="P9">Variable de <text:span text:style-name="T3">D</text:span>ecisión: </text:p>
      <text:p text:style-name="P9"><draw:frame draw:style-name="fr2" draw:name="Object14" text:anchor-type="as-char" svg:y="-0.1492in" svg:width="0.1665in" svg:height="0.2102in" draw:z-index="2"><draw:object xlink:href="./Object 14" xlink:type="simple" xlink:show="embed" xlink:actuate="onLoad"/><draw:image xlink:href="./ObjectReplacements/Object 14" xlink:type="simple" xlink:show="embed" xlink:actuate="onLoad"/></draw:frame>: <text:span text:style-name="T3">binaria</text:span> <text:span text:style-name="T3">(</text:span>1 si la tarea <text:span text:style-name="T4">t </text:span>se realiza y 0 si no se realiza<text:span text:style-name="T3">)</text:span>.</text:p>
      <text:p text:style-name="P8"/>
      <text:p text:style-name="P7">Parámetros: Los puntos de historia <draw:frame draw:style-name="fr2" draw:name="Object13" text:anchor-type="as-char" svg:y="-0.1492in" svg:width="0.1835in" svg:height="0.2102in" draw:z-index="3"><draw:object xlink:href="./Object 13" xlink:type="simple" xlink:show="embed" xlink:actuate="onLoad"/><draw:image xlink:href="./ObjectReplacements/Object 13" xlink:type="simple" xlink:show="embed" xlink:actuate="onLoad"/></draw:frame><text:s/>donde <draw:frame draw:style-name="fr2" draw:name="Object3" text:anchor-type="as-char" svg:y="-0.1492in" svg:width="0.3035in" svg:height="0.1854in" draw:z-index="11"><draw:object xlink:href="./Object 3" xlink:type="simple" xlink:show="embed" xlink:actuate="onLoad"/><draw:image xlink:href="./ObjectReplacements/Object 3" xlink:type="simple" xlink:show="embed" xlink:actuate="onLoad"/></draw:frame><text:s/>y las prioridades <draw:frame draw:style-name="fr2" draw:name="Object12" text:anchor-type="as-char" svg:y="-0.1492in" svg:width="0.152in" svg:height="0.2102in" draw:z-index="13"><draw:object xlink:href="./Object 12" xlink:type="simple" xlink:show="embed" xlink:actuate="onLoad"/><draw:image xlink:href="./ObjectReplacements/Object 12" xlink:type="simple" xlink:show="embed" xlink:actuate="onLoad"/></draw:frame><text:s/>donde <draw:frame draw:style-name="fr2" draw:name="Object4" text:anchor-type="as-char" svg:y="-0.1492in" svg:width="0.3035in" svg:height="0.1854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7">Función objetivo: <text:span text:style-name="T4">max</text:span><text:span text:style-name="T2"><draw:frame draw:style-name="fr2" draw:name="Object1" text:anchor-type="as-char" svg:y="-0.189in" svg:width="0.7118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<text:s/></text:span></text:p>
      <text:p text:style-name="P7"/>
      <text:p text:style-name="P7">Restricciones: <draw:frame draw:style-name="fr2" draw:name="Object2" text:anchor-type="as-char" svg:y="-0.1709in" svg:width="0.9409in" svg:height="0.34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 text:c="2"/></text:span></text:p>
      <text:p text:style-name="P7"><text:soft-page-break/></text:p>
      <text:p text:style-name="P6"><text:span text:style-name="T9">Problema </text:span><text:span text:style-name="T11">2</text:span><text:span text:style-name="T9">: Asignación de Trabajos a Trabajadores</text:span></text:p>
      <text:p text:style-name="P6"><text:span text:style-name="T9"/></text:p>
      <text:p text:style-name="P30">Modelo matemático:</text:p>
      <text:p text:style-name="P11">Índices: </text:p>
      <text:p text:style-name="P11">t = tareas </text:p>
      <text:p text:style-name="P11">w = trabajador</text:p>
      <text:p text:style-name="P10"><text:span text:style-name="T9"/></text:p>
      <text:p text:style-name="P14">Conjuntos: </text:p>
      <text:p text:style-name="P14">Workers = {trabajadores}</text:p>
      <text:p text:style-name="P10">HorasWorker = {<draw:frame draw:style-name="fr2" draw:name="Object5" text:anchor-type="as-char" svg:y="-0.1492in" svg:width="1.5043in" svg:height="0.2102in" draw:z-index="4"><draw:object xlink:href="./Object 5" xlink:type="simple" xlink:show="embed" xlink:actuate="onLoad"/><draw:image xlink:href="./ObjectReplacements/Object 5" xlink:type="simple" xlink:show="embed" xlink:actuate="onLoad"/></draw:frame>}</text:p>
      <text:p text:style-name="P10">T = {tareas}</text:p>
      <text:p text:style-name="P10">TareasGanancia = {<draw:frame draw:style-name="fr2" draw:name="Object6" text:anchor-type="as-char" svg:y="-0.1492in" svg:width="1.172in" svg:height="0.21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} </text:p>
      <text:p text:style-name="P10">TareasCosto = {<draw:frame draw:style-name="fr2" draw:name="Object7" text:anchor-type="as-char" svg:y="-0.1492in" svg:width="1.1598in" svg:height="0.21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} </text:p>
      <text:p text:style-name="P10"/>
      <text:p text:style-name="P10">Variable de desición </text:p>
      <text:p text:style-name="P10"><draw:frame draw:style-name="fr2" draw:name="Object8" text:anchor-type="as-char" svg:y="-0.1492in" svg:width="0.2354in" svg:height="0.2102in" draw:z-index="7"><draw:object xlink:href="./Object 8" xlink:type="simple" xlink:show="embed" xlink:actuate="onLoad"/><draw:image xlink:href="./ObjectReplacements/Object 8" xlink:type="simple" xlink:show="embed" xlink:actuate="onLoad"/></draw:frame>: binaria, donde <draw:frame draw:style-name="fr2" draw:name="Object9" text:anchor-type="as-char" svg:y="-0.1492in" svg:width="0.5425in" svg:height="0.21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si la tarea<text:span text:style-name="T4"> t</text:span> se asigna al trabajador <text:span text:style-name="T4">w</text:span>, y <draw:frame draw:style-name="fr2" draw:name="Object10" text:anchor-type="as-char" svg:y="-0.1492in" svg:width="0.5472in" svg:height="0.2102in" draw:z-index="9"><draw:object xlink:href="./Object 10" xlink:type="simple" xlink:show="embed" xlink:actuate="onLoad"/><draw:image xlink:href="./ObjectReplacements/Object 10" xlink:type="simple" xlink:show="embed" xlink:actuate="onLoad"/></draw:frame><text:s/>de lo contrario.</text:p>
      <text:p text:style-name="P10"/>
      <text:p text:style-name="P11">Función objetivo: <text:span text:style-name="T5">max</text:span><text:span text:style-name="T2"><draw:frame draw:style-name="fr2" draw:name="Object11" text:anchor-type="as-char" svg:y="-0.189in" svg:width="1.2382in" svg:height="0.37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 </text:span></text:p>
      <text:p text:style-name="P11"/>
      <text:p text:style-name="P15">Restricciones: </text:p>
      <text:list text:style-name="L1">
        <text:list-item>
          <text:p text:style-name="P39"><text:span text:style-name="T13"><draw:frame draw:style-name="fr2" draw:name="Object15" text:anchor-type="as-char" svg:y="-0.1709in" svg:width="0.7909in" svg:height="0.340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<text:s/></text:span><text:span text:style-name="T14">para todo </text:span><text:span text:style-name="T15">t</text:span><text:span text:style-name="T14"> en T</text:span></text:p>
        </text:list-item>
        <text:list-item>
          <text:p text:style-name="P16"><draw:frame draw:style-name="fr2" draw:name="Object16" text:anchor-type="as-char" svg:y="-0.1709in" svg:width="1.7382in" svg:height="0.3409in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</text:list>
      <text:p text:style-name="P19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Problema 3: Problema Complejo de Misión Humanitaria en Zambia</text:p>
      <text:p text:style-name="P24"><text:span text:style-name="T9"/></text:p>
      <text:p text:style-name="P31">Modelo matemático:</text:p>
      <text:p text:style-name="P21">Índices: </text:p>
      <text:p text:style-name="P21"><text:span text:style-name="T18">a</text:span> = <text:span text:style-name="T18">aviones</text:span> </text:p>
      <text:p text:style-name="P21"><text:span text:style-name="T18">r</text:span> = <text:span text:style-name="T18">recursos</text:span></text:p>
      <text:p text:style-name="P21"/>
      <text:p text:style-name="P33">Conjuntos: </text:p>
      <text:p text:style-name="P33"><text:span text:style-name="T18">Recursos</text:span> = {<text:span text:style-name="T18">recursos</text:span>}</text:p>
      <text:p text:style-name="P21"><text:span text:style-name="T18">Valor</text:span> = {<draw:frame draw:style-name="fr2" draw:name="Object18" text:anchor-type="as-char" svg:y="-0.1492in" svg:width="0.9264in" svg:height="0.2102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}</text:p>
      <text:p text:style-name="P25">Peso = <text:span text:style-name="T20">{</text:span><text:span text:style-name="T20"><draw:frame draw:style-name="fr2" draw:name="Object19" text:anchor-type="as-char" svg:y="-0.1492in" svg:width="0.8929in" svg:height="0.2102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0">}</text:span></text:p>
      <text:p text:style-name="P25">Volumen = <text:span text:style-name="T20">{</text:span><text:span text:style-name="T20"><draw:frame draw:style-name="fr2" draw:name="Object20" text:anchor-type="as-char" svg:y="-0.1492in" svg:width="1.2118in" svg:height="0.2102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0">}</text:span></text:p>
      <text:p text:style-name="P21"/>
      <text:p text:style-name="P21"><text:span text:style-name="T19">A</text:span> = {<text:span text:style-name="T19">aviones</text:span>}</text:p>
      <text:p text:style-name="P22"><text:span text:style-name="T19">Capacidad Peso</text:span> = {<draw:frame draw:style-name="fr2" draw:name="Object21" text:anchor-type="as-char" svg:y="-0.1492in" svg:width="1.2244in" svg:height="0.2102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} </text:p>
      <text:p text:style-name="P22"><text:span text:style-name="T19">Capacidad Volumen</text:span> = {<draw:frame draw:style-name="fr2" draw:name="Object17" text:anchor-type="as-char" svg:y="-0.1492in" svg:width="1.2846in" svg:height="0.210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} </text:p>
      <text:p text:style-name="P32"/>
      <text:p text:style-name="P32">Variable de desición </text:p>
      <text:p text:style-name="P22"><draw:frame draw:style-name="fr2" draw:name="Object22" text:anchor-type="as-char" svg:y="-0.1492in" svg:width="0.228in" svg:height="0.210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: binaria, donde <draw:frame draw:style-name="fr2" draw:name="Object23" text:anchor-type="as-char" svg:y="-0.1492in" svg:width="0.5346in" svg:height="0.210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text:s/>si <text:span text:style-name="T19">avion </text:span><text:span text:style-name="T6">a</text:span><text:span text:style-name="T4"> </text:span><text:span text:style-name="T21">se le</text:span> asigna <text:span text:style-name="T19">el recurso </text:span><text:span text:style-name="T6">r</text:span>, y <draw:frame draw:style-name="fr2" draw:name="Object24" text:anchor-type="as-char" svg:y="-0.1492in" svg:width="0.5398in" svg:height="0.210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text:s/>de lo contrario.</text:p>
      <text:p text:style-name="P26"/>
      <text:p text:style-name="P23">Función objetivo: <text:span text:style-name="T5">max</text:span><text:span text:style-name="T2"><draw:frame draw:style-name="fr2" draw:name="Object25" text:anchor-type="as-char" svg:y="-0.189in" svg:width="1.139in" svg:height="0.376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"> </text:span></text:p>
      <text:p text:style-name="P27"/>
      <text:p text:style-name="P18">Restricciones: </text:p>
      <text:list text:continue-numbering="true" text:style-name="L1">
        <text:list-item>
          <text:p text:style-name="P38"><text:span text:style-name="T13"><draw:frame draw:style-name="fr2" draw:name="Object26" text:anchor-type="as-char" svg:y="-0.1709in" svg:width="0.7909in" svg:height="0.340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<text:s/></text:span><text:span text:style-name="T14">para todo </text:span><text:span text:style-name="T15">t</text:span><text:span text:style-name="T14"> en T</text:span></text:p>
        </text:list-item>
        <text:list-item>
          <text:p text:style-name="P17"><draw:frame draw:style-name="fr2" draw:name="Object27" text:anchor-type="as-char" svg:y="-0.1709in" svg:width="1.6055in" svg:height="0.340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  <text:list-item>
          <text:p text:style-name="P17"><draw:frame draw:style-name="fr1" draw:name="Object28" text:anchor-type="as-char" svg:y="-0.1709in" svg:width="1.7319in" svg:height="0.3409in" draw:z-index="27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17"><draw:frame draw:style-name="fr1" draw:name="Object29" text:anchor-type="as-char" svg:y="-0.1492in" svg:width="0.7146in" svg:height="0.2102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22">para todo </text:span><text:span text:style-name="T22"><draw:frame draw:style-name="fr1" draw:name="Object30" text:anchor-type="as-char" svg:y="-0.1492in" svg:width="0.3134in" svg:height="0.1854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22"><text:s/></text:span><text:span text:style-name="T7">(considerando </text:span><text:span text:style-name="T8">r = 2 como el índice de medicinas y a = 1 como el avión 1, debido a que el avión 1 no puede transportar medicinas</text:span><text:span text:style-name="T7">)</text:span></text:p>
        </text:list-item>
        <text:list-item>
          <text:p text:style-name="P17"><draw:frame draw:style-name="fr1" draw:name="Object31" text:anchor-type="as-char" svg:y="-0.1492in" svg:width="1.0602in" svg:height="0.2102in" draw:z-index="30"><draw:object xlink:href="./Object 31" xlink:type="simple" xlink:show="embed" xlink:actuate="onLoad"/><draw:image xlink:href="./ObjectReplacements/Object 31" xlink:type="simple" xlink:show="embed" xlink:actuate="onLoad"/></draw:frame><text:s/><text:span text:style-name="T23">para todo </text:span><text:span text:style-name="T23"><draw:frame draw:style-name="fr1" draw:name="Object32" text:anchor-type="as-char" svg:y="-0.1492in" svg:width="0.3508in" svg:height="0.1854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23"><text:s/></text:span><text:span text:style-name="T8">(considerando r = 3 como equipos médicos y r = 4 como agua potable)</text:span></text:p>
        </text:list-item>
      </text:list>
      <text:p text:style-name="P20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Aptos Display" fo:font-family="'Aptos Display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Noto Sans Devanagari1" style:font-family-complex="'Noto Sans Devanagari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C059" fo:font-family="C059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MT1" style:family="text">
      <style:text-properties officeooo:rsid="00176d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<text:span text:style-name="MT1">2022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31:44.656961948</meta:creation-date>
    <dc:date>2024-08-22T21:43:42.895999589</dc:date>
    <meta:editing-duration>PT3H22M2S</meta:editing-duration>
    <meta:editing-cycles>10</meta:editing-cycles>
    <meta:generator>LibreOffice/24.2.3.2$Linux_X86_64 LibreOffice_project/420$Build-2</meta:generator>
    <meta:document-statistic meta:table-count="1" meta:image-count="0" meta:object-count="32" meta:page-count="4" meta:paragraph-count="105" meta:word-count="406" meta:character-count="2270" meta:non-whitespace-character-count="1932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i>t</mi>
              <mo stretchy="false">∈</mo>
              <mi>T</mi>
            </mrow>
          </munder>
          <mrow>
            <mrow>
              <msub>
                <mi>X</mi>
                <mrow>
                  <mi>t</mi>
                </mrow>
              </msub>
              <mo stretchy="false">⋅</mo>
              <msub>
                <mrow>
                  <mi>P</mi>
                </mrow>
                <mrow>
                  <mi>t</mi>
                </mrow>
              </msub>
            </mrow>
          </mrow>
        </mrow>
      </mrow>
      <mo fence="true" form="postfix" stretchy="true">)</mo>
    </mrow>
    <annotation encoding="StarMath 5.0">left ( sum from { { t in T } } { X _ t cdot P _ t } right )</annotation>
  </semantics>
</math>
</file>

<file path=Object 10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0</mn>
    </mrow>
    <annotation encoding="StarMath 5.0">{ { X _ wt = ~ } 0 }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row>
                <mrow>
                  <mi>w</mi>
                  <mo stretchy="false">∈</mo>
                  <mi>W</mi>
                </mrow>
                <mi>,</mi>
              </mrow>
              <mspace width="2em"/>
              <mrow>
                <mi>t</mi>
                <mo stretchy="false">∈</mo>
                <mi>T</mi>
              </mrow>
              <mspace width="2em"/>
            </mrow>
          </munder>
          <mrow>
            <msub>
              <mi>X</mi>
              <mi mathvariant="italic">wt</mi>
            </msub>
            <mo stretchy="false">⋅</mo>
            <msub>
              <mi mathvariant="italic">TG</mi>
              <mi>t</mi>
            </msub>
          </mrow>
        </mrow>
      </mrow>
      <mo fence="true" form="postfix" stretchy="true">)</mo>
    </mrow>
    <annotation encoding="StarMath 5.0">left ( sum from { { { w in W, } ~ { t in T } ~ } } { X _ wt cdot TG _ t } right )</annotation>
  </semantics>
</math>
</file>

<file path=Object 12/content.xml><?xml version="1.0" encoding="utf-8"?>
<math xmlns="http://www.w3.org/1998/Math/MathML" display="block">
  <semantics>
    <mrow>
      <msub>
        <mi>P</mi>
        <mi>t</mi>
      </msub>
    </mrow>
    <annotation encoding="StarMath 5.0">P _ t</annotation>
  </semantics>
</math>
</file>

<file path=Object 13/content.xml><?xml version="1.0" encoding="utf-8"?>
<math xmlns="http://www.w3.org/1998/Math/MathML" display="block">
  <semantics>
    <msub>
      <mi>H</mi>
      <mi>t</mi>
    </msub>
    <annotation encoding="StarMath 5.0">H _ t</annotation>
  </semantics>
</math>
</file>

<file path=Object 14/content.xml><?xml version="1.0" encoding="utf-8"?>
<math xmlns="http://www.w3.org/1998/Math/MathML" display="block">
  <semantics>
    <msub>
      <mi>X</mi>
      <mi>t</mi>
    </msub>
    <annotation encoding="StarMath 5.0">X _ t</annotation>
  </semantics>
</math>
</file>

<file path=Object 15/content.xml><?xml version="1.0" encoding="utf-8"?>
<math xmlns="http://www.w3.org/1998/Math/MathML" display="block">
  <semantics>
    <mrow>
      <munder>
        <mo stretchy="false">∑</mo>
        <mrow>
          <mrow>
            <mi>w</mi>
            <mo stretchy="false">∈</mo>
            <mi>W</mi>
          </mrow>
          <mspace width="2em"/>
        </mrow>
      </munder>
      <mrow>
        <msub>
          <mi>X</mi>
          <mi mathvariant="italic">wt</mi>
        </msub>
        <mo stretchy="false">⩽</mo>
        <mn>1</mn>
      </mrow>
    </mrow>
    <annotation encoding="StarMath 5.0">sum from { { { w in W } ~ } } { X _ wt leslant 1 }</annotation>
  </semantics>
</math>
</file>

<file path=Object 16/content.xml><?xml version="1.0" encoding="utf-8"?>
<math xmlns="http://www.w3.org/1998/Math/MathML" display="block">
  <semantics>
    <mrow>
      <munder>
        <mo stretchy="false">∑</mo>
        <mrow>
          <mrow>
            <mrow>
              <mi>w</mi>
              <mo stretchy="false">∈</mo>
              <mi>W</mi>
            </mrow>
            <mi>,</mi>
          </mrow>
          <mspace width="2em"/>
          <mrow>
            <mi>t</mi>
            <mo stretchy="false">∈</mo>
            <mi>T</mi>
          </mrow>
          <mspace width="2em"/>
        </mrow>
      </munder>
      <mrow>
        <mrow>
          <msub>
            <mi>X</mi>
            <mi mathvariant="italic">wt</mi>
          </msub>
          <mo stretchy="false">⋅</mo>
          <msub>
            <mi mathvariant="italic">TC</mi>
            <mi>t</mi>
          </msub>
        </mrow>
        <mrow>
          <mspace width="2em"/>
          <mo stretchy="false">⩽</mo>
          <msub>
            <mi mathvariant="italic">HW</mi>
            <mi>w</mi>
          </msub>
        </mrow>
      </mrow>
    </mrow>
    <annotation encoding="StarMath 5.0">sum from { { { { w in W } , } ~ { t in T } ~ } } { { X _ wt cdot TC _ t } { ~ leslant HW _ w } }</annotation>
  </semantics>
</math>
</file>

<file path=Object 17/content.xml><?xml version="1.0" encoding="utf-8"?>
<math xmlns="http://www.w3.org/1998/Math/MathML" display="block">
  <semantics>
    <mrow>
      <msub>
        <mrow>
          <mi mathvariant="italic">CV</mi>
        </mrow>
        <mrow>
          <mi>a</mi>
          <mo stretchy="false">−</mo>
          <mn>1</mn>
        </mrow>
      </msub>
      <mi>,</mi>
      <msub>
        <mrow>
          <mi mathvariant="italic">CV</mi>
        </mrow>
        <mi>a</mi>
      </msub>
      <mi>,</mi>
      <msub>
        <mrow>
          <mi mathvariant="italic">CV</mi>
        </mrow>
        <mrow>
          <mi>a</mi>
          <mo stretchy="false">+</mo>
          <mn>1</mn>
        </mrow>
      </msub>
    </mrow>
    <annotation encoding="StarMath 5.0">{ CV _ { a - 1 } , CV _ a , CV _ { a + 1 } }</annotation>
  </semantics>
</math>
</file>

<file path=Object 18/content.xml><?xml version="1.0" encoding="utf-8"?>
<math xmlns="http://www.w3.org/1998/Math/MathML" display="block">
  <semantics>
    <mrow>
      <msub>
        <mrow>
          <mi>V</mi>
        </mrow>
        <mrow>
          <mrow>
            <mi>r</mi>
            <mo stretchy="false">−</mo>
            <mn>1</mn>
          </mrow>
        </mrow>
      </msub>
      <mi>,</mi>
      <msub>
        <mrow>
          <mi>V</mi>
        </mrow>
        <mrow>
          <mi>r</mi>
        </mrow>
      </msub>
      <mi>,</mi>
      <msub>
        <mrow>
          <mi>V</mi>
        </mrow>
        <mrow>
          <mrow>
            <mi>r</mi>
            <mo stretchy="false">+</mo>
            <mn>1</mn>
          </mrow>
        </mrow>
      </msub>
    </mrow>
    <annotation encoding="StarMath 5.0">{ V _ { r - 1 } , V _ r , V _ { r + 1 } }</annotation>
  </semantics>
</math>
</file>

<file path=Object 19/content.xml><?xml version="1.0" encoding="utf-8"?>
<math xmlns="http://www.w3.org/1998/Math/MathML" display="block">
  <semantics>
    <mrow>
      <msub>
        <mrow>
          <mi>P</mi>
        </mrow>
        <mrow>
          <mi>r</mi>
          <mo stretchy="false">−</mo>
          <mn>1</mn>
        </mrow>
      </msub>
      <mi>,</mi>
      <msub>
        <mrow>
          <mi>P</mi>
        </mrow>
        <mi>r</mi>
      </msub>
      <mi>,</mi>
      <msub>
        <mrow>
          <mi>P</mi>
        </mrow>
        <mrow>
          <mi>r</mi>
          <mo stretchy="false">+</mo>
          <mn>1</mn>
        </mrow>
      </msub>
    </mrow>
    <annotation encoding="StarMath 5.0">{ P _ { r - 1 } , P _ r , P _ { r + 1 } 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i>t</mi>
            <mo stretchy="false">∈</mo>
            <mi>T</mi>
          </mrow>
        </munder>
        <mrow>
          <mrow>
            <msub>
              <mi>X</mi>
              <mi>t</mi>
            </msub>
            <mo stretchy="false">⋅</mo>
            <msub>
              <mrow>
                <mi>H</mi>
              </mrow>
              <mi>t</mi>
            </msub>
          </mrow>
        </mrow>
      </mrow>
      <mo stretchy="false">⩽</mo>
      <mn>96</mn>
    </mrow>
    <annotation encoding="StarMath 5.0">{ sum from { { t in T } } { X _ t cdot H _ t } leslant 96 }</annotation>
  </semantics>
</math>
</file>

<file path=Object 20/content.xml><?xml version="1.0" encoding="utf-8"?>
<math xmlns="http://www.w3.org/1998/Math/MathML" display="block">
  <semantics>
    <mrow>
      <msub>
        <mi mathvariant="italic">VO</mi>
        <mrow>
          <mi>r</mi>
          <mo stretchy="false">−</mo>
          <mn>1</mn>
        </mrow>
      </msub>
      <mi>,</mi>
      <msub>
        <mrow>
          <mi mathvariant="italic">VO</mi>
        </mrow>
        <mi>r</mi>
      </msub>
      <mi>,</mi>
      <msub>
        <mrow>
          <mi mathvariant="italic">VO</mi>
        </mrow>
        <mrow>
          <mi>r</mi>
          <mo stretchy="false">+</mo>
          <mn>1</mn>
        </mrow>
      </msub>
    </mrow>
    <annotation encoding="StarMath 5.0">{ VO _ { r - 1 } , VO _ r , VO _ { r + 1 } }</annotation>
  </semantics>
</math>
</file>

<file path=Object 21/content.xml><?xml version="1.0" encoding="utf-8"?>
<math xmlns="http://www.w3.org/1998/Math/MathML" display="block">
  <semantics>
    <mrow>
      <msub>
        <mrow>
          <mi mathvariant="italic">CP</mi>
        </mrow>
        <mrow>
          <mrow>
            <mi>a</mi>
            <mo stretchy="false">−</mo>
            <mn>1</mn>
          </mrow>
        </mrow>
      </msub>
      <mi>,</mi>
      <msub>
        <mrow>
          <mi mathvariant="italic">CP</mi>
        </mrow>
        <mrow>
          <mi>a</mi>
        </mrow>
      </msub>
      <mi>,</mi>
      <msub>
        <mrow>
          <mi mathvariant="italic">CP</mi>
        </mrow>
        <mrow>
          <mrow>
            <mi>a</mi>
            <mo stretchy="false">+</mo>
            <mn>1</mn>
          </mrow>
        </mrow>
      </msub>
    </mrow>
    <annotation encoding="StarMath 5.0">{ CP _ { a - 1 } , CP _ a , CP _ { a + 1 } }</annotation>
  </semantics>
</math>
</file>

<file path=Object 22/content.xml><?xml version="1.0" encoding="utf-8"?>
<math xmlns="http://www.w3.org/1998/Math/MathML" display="block">
  <semantics>
    <msub>
      <mi>X</mi>
      <mrow>
        <mi mathvariant="italic">ar</mi>
      </mrow>
    </msub>
    <annotation encoding="StarMath 5.0">X _ ar</annotation>
  </semantics>
</math>
</file>

<file path=Object 23/content.xml><?xml version="1.0" encoding="utf-8"?>
<math xmlns="http://www.w3.org/1998/Math/MathML" display="block">
  <semantics>
    <mrow>
      <mrow>
        <msub>
          <mi>X</mi>
          <mrow>
            <mi mathvariant="italic">ar</mi>
          </mrow>
        </msub>
        <mo stretchy="false">=</mo>
        <mspace width="2em"/>
      </mrow>
      <mn>1</mn>
    </mrow>
    <annotation encoding="StarMath 5.0">{ { X _ ar = ~ } 1 }</annotation>
  </semantics>
</math>
</file>

<file path=Object 24/content.xml><?xml version="1.0" encoding="utf-8"?>
<math xmlns="http://www.w3.org/1998/Math/MathML" display="block">
  <semantics>
    <mrow>
      <mrow>
        <msub>
          <mi>X</mi>
          <mrow>
            <mi mathvariant="italic">ar</mi>
          </mrow>
        </msub>
        <mo stretchy="false">=</mo>
        <mspace width="2em"/>
      </mrow>
      <mn>0</mn>
    </mrow>
    <annotation encoding="StarMath 5.0">{ { X _ ar = ~ } 0 }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row>
                <mi>a</mi>
                <mo stretchy="false">∈</mo>
                <mi mathvariant="italic">A,</mi>
              </mrow>
              <mspace width="2em"/>
              <mrow>
                <mi>r</mi>
                <mo stretchy="false">∈</mo>
                <mi>R</mi>
              </mrow>
              <mspace width="2em"/>
            </mrow>
          </munder>
          <mrow>
            <msub>
              <mi>X</mi>
              <mrow>
                <mi mathvariant="italic">ar</mi>
              </mrow>
            </msub>
            <mo stretchy="false">⋅</mo>
            <msub>
              <mrow>
                <mi>V</mi>
              </mrow>
              <mrow>
                <mi>r</mi>
              </mrow>
            </msub>
          </mrow>
        </mrow>
      </mrow>
      <mo fence="true" form="postfix" stretchy="true">)</mo>
    </mrow>
    <annotation encoding="StarMath 5.0">left ( sum from { { { a in A, } ~ { r in R } ~ } } { X _ ar cdot V _ r } right )</annotation>
  </semantics>
</math>
</file>

<file path=Object 26/content.xml><?xml version="1.0" encoding="utf-8"?>
<math xmlns="http://www.w3.org/1998/Math/MathML" display="block">
  <semantics>
    <mrow>
      <munder>
        <mo stretchy="false">∑</mo>
        <mrow>
          <mrow>
            <mi>w</mi>
            <mo stretchy="false">∈</mo>
            <mi>W</mi>
          </mrow>
          <mspace width="2em"/>
        </mrow>
      </munder>
      <mrow>
        <msub>
          <mi>X</mi>
          <mi mathvariant="italic">wt</mi>
        </msub>
        <mo stretchy="false">⩽</mo>
        <mn>1</mn>
      </mrow>
    </mrow>
    <annotation encoding="StarMath 5.0">sum from { { { w in W } ~ } } { X _ wt leslant 1 }</annotation>
  </semantics>
</math>
</file>

<file path=Object 27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i>a</mi>
                <mo stretchy="false">∈</mo>
                <mi>A</mi>
              </mrow>
              <mi>,</mi>
            </mrow>
            <mspace width="2em"/>
            <mrow>
              <mi>r</mi>
              <mo stretchy="false">∈</mo>
              <mi>R</mi>
            </mrow>
            <mspace width="2em"/>
          </mrow>
        </munder>
        <mrow>
          <msub>
            <mi>X</mi>
            <mi mathvariant="italic">ar</mi>
          </msub>
          <mo stretchy="false">⋅</mo>
          <msub>
            <mrow>
              <mi>P</mi>
            </mrow>
            <mi>r</mi>
          </msub>
        </mrow>
      </mrow>
      <mrow>
        <mspace width="2em"/>
        <mo stretchy="false">⩽</mo>
        <mspace width="2em"/>
      </mrow>
      <msub>
        <mi mathvariant="italic">CP</mi>
        <mrow>
          <mi>a</mi>
        </mrow>
      </msub>
    </mrow>
    <annotation encoding="StarMath 5.0">{ sum from { { { { a in A } , } ~ { r in R } ~ } } { X _ ar cdot P _ r } { ~ leslant ~ } CP _ a }</annotation>
  </semantics>
</math>
</file>

<file path=Object 28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i>a</mi>
                <mo stretchy="false">∈</mo>
                <mi>A</mi>
              </mrow>
              <mi>,</mi>
            </mrow>
            <mspace width="2em"/>
            <mrow>
              <mi>r</mi>
              <mo stretchy="false">∈</mo>
              <mi>R</mi>
            </mrow>
            <mspace width="2em"/>
          </mrow>
        </munder>
        <mrow>
          <msub>
            <mi>X</mi>
            <mi mathvariant="italic">ar</mi>
          </msub>
          <mo stretchy="false">⋅</mo>
          <msub>
            <mrow>
              <mi mathvariant="italic">VO</mi>
            </mrow>
            <mi>r</mi>
          </msub>
        </mrow>
      </mrow>
      <mrow>
        <mspace width="2em"/>
        <mo stretchy="false">⩽</mo>
        <mspace width="2em"/>
      </mrow>
      <msub>
        <mrow>
          <mi mathvariant="italic">CV</mi>
        </mrow>
        <mi>a</mi>
      </msub>
    </mrow>
    <annotation encoding="StarMath 5.0">{ sum from { { { { a in A } , } ~ { r in R } ~ } } { X _ ar cdot VO _ r } { ~ leslant ~ } CV _ a }</annotation>
  </semantics>
</math>
</file>

<file path=Object 29/content.xml><?xml version="1.0" encoding="utf-8"?>
<math xmlns="http://www.w3.org/1998/Math/MathML" display="block">
  <semantics>
    <mrow>
      <msub>
        <mi>X</mi>
        <mrow>
          <mi mathvariant="italic">a2</mi>
        </mrow>
      </msub>
      <mrow>
        <mspace width="2em"/>
        <mo stretchy="false">=</mo>
        <mspace width="2em"/>
      </mrow>
      <mn>0</mn>
      <mspace width="2em"/>
    </mrow>
    <annotation encoding="StarMath 5.0">{ X _ a2 { ~ = ~ } 0 ~ }</annotation>
  </semantics>
</math>
</file>

<file path=Object 3/content.xml><?xml version="1.0" encoding="utf-8"?>
<math xmlns="http://www.w3.org/1998/Math/MathML" display="block">
  <semantics>
    <mrow>
      <mi>t</mi>
      <mo stretchy="false">∈</mo>
      <mi>T</mi>
    </mrow>
    <annotation encoding="StarMath 5.0">{ t in T }</annotation>
  </semantics>
</math>
</file>

<file path=Object 30/content.xml><?xml version="1.0" encoding="utf-8"?>
<math xmlns="http://www.w3.org/1998/Math/MathML" display="block">
  <semantics>
    <mrow>
      <mrow>
        <mi>a</mi>
        <mo stretchy="false">=</mo>
        <mi mathvariant="normal">1</mi>
      </mrow>
    </mrow>
    <annotation encoding="StarMath 5.0">{ a = 1 }</annotation>
  </semantics>
</math>
</file>

<file path=Object 31/content.xml><?xml version="1.0" encoding="utf-8"?>
<math xmlns="http://www.w3.org/1998/Math/MathML" display="block">
  <semantics>
    <mrow>
      <mrow>
        <msub>
          <mi>X</mi>
          <mrow>
            <mi mathvariant="italic">a3</mi>
          </mrow>
        </msub>
        <mo stretchy="false">+</mo>
        <mspace width="2em"/>
      </mrow>
      <msub>
        <mi>X</mi>
        <mrow>
          <mi mathvariant="italic">a4</mi>
        </mrow>
      </msub>
      <mrow>
        <mspace width="2em"/>
        <mo stretchy="false">⩽</mo>
        <mspace width="2em"/>
      </mrow>
      <mi mathvariant="normal">1</mi>
    </mrow>
    <annotation encoding="StarMath 5.0">{ { X _ a3 + ~ } X _ a4 { ~ leslant ~ } 1 }</annotation>
  </semantics>
</math>
</file>

<file path=Object 32/content.xml><?xml version="1.0" encoding="utf-8"?>
<math xmlns="http://www.w3.org/1998/Math/MathML" display="block">
  <semantics>
    <mrow>
      <mrow>
        <mi>a</mi>
        <mo stretchy="false">∈</mo>
        <mi>A</mi>
      </mrow>
    </mrow>
    <annotation encoding="StarMath 5.0">{ a in A }</annotation>
  </semantics>
</math>
</file>

<file path=Object 4/content.xml><?xml version="1.0" encoding="utf-8"?>
<math xmlns="http://www.w3.org/1998/Math/MathML" display="block">
  <semantics>
    <mrow>
      <mi>t</mi>
      <mo stretchy="false">∈</mo>
      <mi>T</mi>
    </mrow>
    <annotation encoding="StarMath 5.0">{ t in T }</annotation>
  </semantics>
</math>
</file>

<file path=Object 5/content.xml><?xml version="1.0" encoding="utf-8"?>
<math xmlns="http://www.w3.org/1998/Math/MathML" display="block">
  <semantics>
    <mrow>
      <msub>
        <mi mathvariant="italic">HW</mi>
        <mrow>
          <mi>w</mi>
          <mo stretchy="false">−</mo>
          <mn>1</mn>
        </mrow>
      </msub>
      <mi>,</mi>
      <msub>
        <mi mathvariant="italic">HW</mi>
        <mi>w</mi>
      </msub>
      <mi>,</mi>
      <msub>
        <mi mathvariant="italic">HW</mi>
        <mrow>
          <mi>w</mi>
          <mo stretchy="false">+</mo>
          <mn>1</mn>
        </mrow>
      </msub>
    </mrow>
    <annotation encoding="StarMath 5.0">{ HW _ { w - 1 } , HW _ w , HW _ { w + 1 } }</annotation>
  </semantics>
</math>
</file>

<file path=Object 6/content.xml><?xml version="1.0" encoding="utf-8"?>
<math xmlns="http://www.w3.org/1998/Math/MathML" display="block">
  <semantics>
    <mrow>
      <msub>
        <mi mathvariant="italic">TG</mi>
        <mrow>
          <mi>t</mi>
          <mo stretchy="false">−</mo>
          <mn>1</mn>
        </mrow>
      </msub>
      <mi>,</mi>
      <msub>
        <mi mathvariant="italic">TG</mi>
        <mi>t</mi>
      </msub>
      <mi>,</mi>
      <msub>
        <mi mathvariant="italic">TG</mi>
        <mrow>
          <mi>t</mi>
          <mo stretchy="false">+</mo>
          <mn>1</mn>
        </mrow>
      </msub>
    </mrow>
    <annotation encoding="StarMath 5.0">{ TG _ { t - 1 } , TG _ t , TG _ { t + 1 } }</annotation>
  </semantics>
</math>
</file>

<file path=Object 7/content.xml><?xml version="1.0" encoding="utf-8"?>
<math xmlns="http://www.w3.org/1998/Math/MathML" display="block">
  <semantics>
    <mrow>
      <msub>
        <mi mathvariant="italic">TC</mi>
        <mrow>
          <mi>t</mi>
          <mo stretchy="false">−</mo>
          <mn>1</mn>
        </mrow>
      </msub>
      <mi>,</mi>
      <msub>
        <mi mathvariant="italic">TC</mi>
        <mi>t</mi>
      </msub>
      <mi>,</mi>
      <msub>
        <mi mathvariant="italic">TC</mi>
        <mrow>
          <mi>t</mi>
          <mo stretchy="false">+</mo>
          <mn>1</mn>
        </mrow>
      </msub>
    </mrow>
    <annotation encoding="StarMath 5.0">{ TC _ { t - 1 } , TC _ t , TC _ { t + 1 } }</annotation>
  </semantics>
</math>
</file>

<file path=Object 8/content.xml><?xml version="1.0" encoding="utf-8"?>
<math xmlns="http://www.w3.org/1998/Math/MathML" display="block">
  <semantics>
    <msub>
      <mi>X</mi>
      <mi mathvariant="italic">wt</mi>
    </msub>
    <annotation encoding="StarMath 5.0">X _ wt</annotation>
  </semantics>
</math>
</file>

<file path=Object 9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1</mn>
    </mrow>
    <annotation encoding="StarMath 5.0">{ { X _ wt = ~ } 1 }</annotation>
  </semantics>
</math>
</file>